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46.5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697162875439972" calcext:value-type="float">
            <text:p>0.00069716287544</text:p>
          </table:table-cell>
          <table:table-cell office:value-type="float" office:value="12.9909362792969" calcext:value-type="float">
            <text:p>12.9909362792969</text:p>
          </table:table-cell>
          <table:table-cell office:value-type="float" office:value="0.00560253672301769" calcext:value-type="float">
            <text:p>0.005602536723018</text:p>
          </table:table-cell>
          <table:table-cell office:value-type="float" office:value="3307" calcext:value-type="float">
            <text:p>3307</text:p>
          </table:table-cell>
          <table:table-cell office:value-type="float" office:value="30.1134219169617" calcext:value-type="float">
            <text:p>30.1134219169617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.ds_combo2.idays6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698889866471291" calcext:value-type="float">
            <text:p>0.069888986647129</text:p>
          </table:table-cell>
          <table:table-cell office:value-type="float" office:value="227269.625" calcext:value-type="float">
            <text:p>227269.625</text:p>
          </table:table-cell>
          <table:table-cell office:value-type="float" office:value="0.185956031084061" calcext:value-type="float">
            <text:p>0.185956031084061</text:p>
          </table:table-cell>
          <table:table-cell office:value-type="float" office:value="3353" calcext:value-type="float">
            <text:p>3353</text:p>
          </table:table-cell>
          <table:table-cell office:value-type="float" office:value="116.213639736176" calcext:value-type="float">
            <text:p>116.213639736176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4.idays60.odays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17051982367411" calcext:value-type="float">
            <text:p>0.000417051982367</text:p>
          </table:table-cell>
          <table:table-cell office:value-type="float" office:value="10.4166669845581" calcext:value-type="float">
            <text:p>10.4166669845581</text:p>
          </table:table-cell>
          <table:table-cell office:value-type="float" office:value="0.00322229834273458" calcext:value-type="float">
            <text:p>0.003222298342735</text:p>
          </table:table-cell>
          <table:table-cell office:value-type="float" office:value="3357" calcext:value-type="float">
            <text:p>3357</text:p>
          </table:table-cell>
          <table:table-cell office:value-type="float" office:value="21.0541064739227" calcext:value-type="float">
            <text:p>21.0541064739227</text:p>
          </table:table-cell>
          <table:table-cell office:value-type="string" calcext:value-type="string">
            <text:p>8_I_exp8</text:p>
          </table:table-cell>
          <table:table-cell office:value-type="string" calcext:value-type="string">
            <text:p>8_I.v1.l1.ds1.l_combo8.ds_combo2.idays3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12255859375" calcext:value-type="float">
            <text:p>0.3812255859375</text:p>
          </table:table-cell>
          <table:table-cell office:value-type="float" office:value="100" calcext:value-type="float">
            <text:p>100</text:p>
          </table:table-cell>
          <table:table-cell office:value-type="float" office:value="0.588029325008392" calcext:value-type="float">
            <text:p>0.588029325008392</text:p>
          </table:table-cell>
          <table:table-cell office:value-type="float" office:value="3355" calcext:value-type="float">
            <text:p>3355</text:p>
          </table:table-cell>
          <table:table-cell office:value-type="float" office:value="30.5992007255554" calcext:value-type="float">
            <text:p>30.599200725555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4.ds_combo4.idays6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0"/>
    <meta:generator>LibreOffice/6.0.7.3$Linux_X86_64 LibreOffice_project/00m0$Build-3</meta:generator>
  </office:meta>
</office:document-meta>
</file>